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20pt" style:font-size-asian="20pt" style:font-size-complex="20pt"/>
    </style:style>
    <style:style style:name="T1" style:family="text">
      <style:text-properties fo:font-variant="normal" fo:text-transform="none" fo:color="#494847" style:font-name="Roboto"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494847" style:font-name="Roboto" fo:letter-spacing="normal" fo:font-style="normal" fo:font-weight="normal" style:font-weight-asian="normal" style:font-weight-complex="normal"/>
    </style:style>
    <style:style style:name="T3" style:family="text">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rtve.es/noticias/20220929/cien-jovenes-pasan-semana-sin-movil/2404173.shtml" text:style-name="Internet_20_link" text:visited-style-name="Visited_20_Internet_20_Link"><text:span text:style-name="T3">https://www.rtve.es/noticias/20220929/cien-jovenes-pasan-semana-sin-movil/2404173.shtml</text:span></text:a></text:p>
      <text:p text:style-name="P2"/>
      <text:p text:style-name="P2">El video se intitula : <text:span text:style-name="T2">Cien jóvenes pasan una semana sin móvil: "He tenido más ansiedad que cuando intento dejar de fumar"</text:span></text:p>
      <text:p text:style-name="P2"><text:span text:style-name="T2"/></text:p>
      <text:p text:style-name="P2"><text:span text:style-name="T2">La nueva fue puclicado el 29 de Septiembre por Samuel Pilar</text:span></text:p>
      <text:p text:style-name="P2"><text:span text:style-name="T2"/></text:p>
      <text:p text:style-name="P2"><text:span text:style-name="T2">La nueva se trata de un experimento implicando cien jovenes quien intentan de vivir una semana sin movil. </text:span></text:p>
      <text:p text:style-name="P2"><text:span text:style-name="T2"/></text:p>
      <text:p text:style-name="P2"><text:span text:style-name="T2">Se pasa en una Universidad de Malaga. Podemos ver sobre las imajes que la mayoría de los jovenes pasan sus dias sobre sus movil. Es un subjecto de actualidad ya que los telefonos ocupan la mayoría del tiempo del dia de los jovenes.</text:span></text:p>
      <text:p text:style-name="P2"><text:span text:style-name="T2"/></text:p>
      <text:p text:style-name="P2"><text:span text:style-name="T2"/></text:p>
      <text:p text:style-name="P2"><text:span text:style-name="T2">Amperio y Lorena son dos chicas entre los 97 jovenes que participieron el experimento.</text:span></text:p>
      <text:p text:style-name="P2"><text:span text:style-name="T2"/></text:p>
      <text:p text:style-name="P2"><text:span text:style-name="T2">Amperio atestigua Primer dia se siente como si se falta (qlqc), segundo dia se piense como vivieron antes, el terciero se siente deconnectado, segun la primera chica Amparo.</text:span></text:p>
      <text:p text:style-name="P2"><text:span text:style-name="T2"/></text:p>
      <text:p text:style-name="P2"><text:span text:style-name="T2">Hay una certa liberacion porque se siente encarcedo en un virtual mundo cuando se utilisan lo movil. Pero en general la gente lo pasao mal porque hay una </text:span><text:soft-page-break/><text:span text:style-name="T2">adiccion sobre el movil.</text:span></text:p>
      <text:p text:style-name="P2"><text:span text:style-name="T2"/></text:p>
      <text:p text:style-name="P2"><text:span text:style-name="T2">Pero hay una parte positiva, en efecto los jovenes se sienten muy deconnectados de las redes sociales. Un experimento se dice que sobre 5 horas (quotidiennes) sobre el movil, hay 4 horas (dédiées) a las redes sociales. </text:span></text:p>
      <text:p text:style-name="P2"><text:span text:style-name="T2"/></text:p>
      <text:p text:style-name="P2"><text:span text:style-name="T2">Al final, he escogido este video tratando este tema porque me ha siento muy preocupado. Pienso que el movil es un vector de communicacion vital pero hay demasiado consecuencias sobre el diariamente y el estado de espiritu de la gente. En efecto, el movil empuja a ser màs encerrado que socialmente abierto, mientràs que sea una herramienta supremo en muchas areas.</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s Sigier</meta:initial-creator>
    <meta:creation-date>2022-09-30T09:30:18</meta:creation-date>
    <dc:date>2022-09-30T13:58:38</dc:date>
    <dc:creator>Mathis Sigier</dc:creator>
    <meta:editing-duration>PT4H13M10S</meta:editing-duration>
    <meta:editing-cycles>9</meta:editing-cycles>
    <meta:generator>OpenOffice/4.1.13$Unix OpenOffice.org_project/4113m1$Build-9810</meta:generator>
    <meta:document-statistic meta:table-count="0" meta:image-count="0" meta:object-count="0" meta:page-count="2" meta:paragraph-count="10" meta:word-count="267" meta:character-count="1625"/>
  </office:meta>
</office:document-meta>
</file>